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margin-top="0cm" fo:margin-bottom="0.499cm" style:contextual-spacing="false" fo:padding="0cm" fo:border="none"/>
    </style:style>
    <style:style style:name="P4" style:family="paragraph" style:parent-style-name="Preformatted_20_Text">
      <style:paragraph-properties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P8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9" style:family="paragraph" style:parent-style-name="Text_20_body" style:list-style-name="L1">
      <style:paragraph-properties fo:padding="0cm" fo:border="none"/>
    </style:style>
    <style:style style:name="P10" style:family="paragraph" style:parent-style-name="Text_20_body">
      <style:paragraph-properties fo:padding="0cm" fo:border="none"/>
      <style:text-properties loext:padding="0cm" loext:border="none"/>
    </style:style>
    <style:style style:name="P11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12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flatten-nested-list-iterator/" text:style-name="Internet_20_link" text:visited-style-name="Visited_20_Internet_20_Link"><text:span text:style-name="T1">341. Flatten Nested List Iterator</text:span></text:a></text:p>
      <text:section text:style-name="Sect1" text:name="headlessui-popover-button-:r10:">
        <text:p text:style-name="Standard"/>
      </text:section>
      <text:p text:style-name="P5">Medium</text:p>
      <text:p text:style-name="P5">4.6K</text:p>
      <text:p text:style-name="P5">1.7K</text:p>
      <text:section text:style-name="Sect1" text:name="headlessui-popover-button-:r14:">
        <text:p text:style-name="Standard"/>
      </text:section>
      <text:section text:style-name="Sect1" text:name="headlessui-popover-button-:r16:">
        <text:p text:style-name="Standard"/>
      </text:section>
      <text:p text:style-name="P6">Companies</text:p>
      <text:p text:style-name="P7"><text:span text:style-name="T1">You are given a nested list of integers </text:span><text:span text:style-name="Source_20_Text"><text:span text:style-name="T2">nestedList</text:span></text:span><text:span text:style-name="T1">. Each element is either an integer or a list whose elements may also be integers or other lists. Implement an iterator to flatten it.</text:span></text:p>
      <text:p text:style-name="P7"><text:span text:style-name="T1">Implement the </text:span><text:span text:style-name="Source_20_Text"><text:span text:style-name="T2">NestedIterator</text:span></text:span><text:span text:style-name="T1"> class:</text:span></text:p>
      <text:list xml:id="list3285424755" text:style-name="L1">
        <text:list-item>
          <text:p text:style-name="P8"><text:span text:style-name="Source_20_Text"><text:span text:style-name="T2">NestedIterator(List&lt;NestedInteger&gt; nestedList)</text:span></text:span><text:span text:style-name="T1"> Initializes the iterator with the nested list </text:span><text:span text:style-name="Source_20_Text"><text:span text:style-name="T2">nestedList</text:span></text:span><text:span text:style-name="T1">.</text:span></text:p>
        </text:list-item>
        <text:list-item>
          <text:p text:style-name="P8"><text:span text:style-name="Source_20_Text"><text:span text:style-name="T2">int next()</text:span></text:span><text:span text:style-name="T1"> Returns the next integer in the nested list.</text:span></text:p>
        </text:list-item>
        <text:list-item>
          <text:p text:style-name="P9"><text:span text:style-name="Source_20_Text"><text:span text:style-name="T2">boolean hasNext()</text:span></text:span><text:span text:style-name="T1"> Returns </text:span><text:span text:style-name="Source_20_Text"><text:span text:style-name="T2">true</text:span></text:span><text:span text:style-name="T1"> if there are still some integers in the nested list and </text:span><text:span text:style-name="Source_20_Text"><text:span text:style-name="T2">false</text:span></text:span><text:span text:style-name="T1"> otherwise.</text:span></text:p>
        </text:list-item>
      </text:list>
      <text:p text:style-name="P10">Your code will be tested with the following pseudocode:</text:p>
      <text:p text:style-name="P2">initialize iterator with nestedList</text:p>
      <text:p text:style-name="P2">res = []</text:p>
      <text:p text:style-name="P2">while iterator.hasNext()</text:p>
      <text:p text:style-name="P2"><text:s text:c="4"/>append iterator.next() to the end of res</text:p>
      <text:p text:style-name="P1">return res</text:p>
      <text:p text:style-name="P7"><text:span text:style-name="T1">If </text:span><text:span text:style-name="Source_20_Text"><text:span text:style-name="T2">res</text:span></text:span><text:span text:style-name="T1"> matches the expected flattened list, then your code will be judged as correct.</text:span></text:p>
      <text:p text:style-name="P10"> </text:p>
      <text:p text:style-name="P7"><text:span text:style-name="Strong_20_Emphasis"><text:span text:style-name="T1">Example 1:</text:span></text:span></text:p>
      <text:p text:style-name="P4"><text:span text:style-name="Strong_20_Emphasis"><text:span text:style-name="T1">Input:</text:span></text:span><text:span text:style-name="T1"> nestedList = [[1,1],2,[1,1]]</text:span></text:p>
      <text:p text:style-name="P4"><text:span text:style-name="Strong_20_Emphasis"><text:span text:style-name="T1">Output:</text:span></text:span><text:span text:style-name="T1"> [1,1,2,1,1]</text:span></text:p>
      <text:p text:style-name="P3"><text:span text:style-name="Strong_20_Emphasis"><text:span text:style-name="T1">Explanation:</text:span></text:span><text:span text:style-name="T1"> By calling next repeatedly until hasNext returns false, the order of elements returned by next should be: [1,1,2,1,1].</text:span></text:p>
      <text:p text:style-name="P7"><text:span text:style-name="Strong_20_Emphasis"><text:span text:style-name="T1">Example 2:</text:span></text:span></text:p>
      <text:p text:style-name="P4"><text:span text:style-name="Strong_20_Emphasis"><text:span text:style-name="T1">Input:</text:span></text:span><text:span text:style-name="T1"> nestedList = [1,[4,[6]]]</text:span></text:p>
      <text:p text:style-name="P4"><text:span text:style-name="Strong_20_Emphasis"><text:span text:style-name="T1">Output:</text:span></text:span><text:span text:style-name="T1"> [1,4,6]</text:span></text:p>
      <text:p text:style-name="P3"><text:span text:style-name="Strong_20_Emphasis"><text:span text:style-name="T1">Explanation:</text:span></text:span><text:span text:style-name="T1"> By calling next repeatedly until hasNext returns false, the order of elements returned by next should be: [1,4,6].</text:span></text:p>
      <text:p text:style-name="P10"> </text:p>
      <text:p text:style-name="P7"><text:span text:style-name="Strong_20_Emphasis"><text:span text:style-name="T1">Constraints:</text:span></text:span></text:p>
      <text:list xml:id="list4230515240" text:style-name="L2">
        <text:list-item>
          <text:p text:style-name="P11"><text:soft-page-break/><text:span text:style-name="Source_20_Text"><text:span text:style-name="T2">1 &lt;= nestedList.length &lt;= 500</text:span></text:span></text:p>
        </text:list-item>
        <text:list-item>
          <text:p text:style-name="P12"><text:span text:style-name="T1">The values of the integers in the nested list is in the range </text:span><text:span text:style-name="Source_20_Text"><text:span text:style-name="T2">[-10</text:span></text:span><text:span text:style-name="Source_20_Text"><text:span text:style-name="T1">6</text:span></text:span><text:span text:style-name="Source_20_Text"><text:span text:style-name="T2">, 10</text:span></text:span><text:span text:style-name="Source_20_Text"><text:span text:style-name="T1">6</text:span></text:span><text:span text:style-name="Source_20_Text"><text:span text:style-name="T2">]</text:span></text:span><text:span text:style-name="T1">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0T13:09:43.996000000</dc:date>
    <meta:editing-duration>PT12S</meta:editing-duration>
    <meta:editing-cycles>1</meta:editing-cycles>
    <meta:document-statistic meta:table-count="0" meta:image-count="0" meta:object-count="0" meta:page-count="2" meta:paragraph-count="30" meta:word-count="205" meta:character-count="1298" meta:non-whitespace-character-count="1120"/>
    <meta:generator>LibreOffice/7.2.2.2$Windows_X86_64 LibreOffice_project/02b2acce88a210515b4a5bb2e46cbfb63fe97d56</meta:generator>
  </office:meta>
</office:document-meta>
</file>